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2.2306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-left="none" fo:border-right="none" fo:border-top="0.0007in solid #000000" fo:border-bottom="0.0007in solid #000000"/>
    </style:style>
    <style:style style:name="Table2.C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none" fo:border-right="none" fo:border-top="none" fo:border-bottom="0.0007in solid #000000"/>
    </style:style>
    <style:style style:name="Table2.C2" style:family="table-cell">
      <style:table-cell-properties fo:padding="0.0382in" fo:border-left="none" fo:border-right="0.0007in solid #000000" fo:border-top="none" fo:border-bottom="0.0007in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1.8236in" style:rel-column-width="17859*"/>
    </style:style>
    <style:style style:name="Table3.B" style:family="table-column">
      <style:table-column-properties style:column-width="1.75in" style:rel-column-width="17138*"/>
    </style:style>
    <style:style style:name="Table3.C" style:family="table-column">
      <style:table-column-properties style:column-width="3.1188in" style:rel-column-width="3053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none" fo:border-right="none" fo:border-top="0.0007in solid #000000" fo:border-bottom="0.0007in solid #000000"/>
    </style:style>
    <style:style style:name="Table1.D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1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padding="0.0382in" fo:border-left="none" fo:border-right="none" fo:border-top="none" fo:border-bottom="0.0007in solid #000000"/>
    </style:style>
    <style:style style:name="Table1.D2" style:family="table-cell">
      <style:table-cell-properties fo:padding="0.0382in" fo:border-left="none" fo:border-right="0.0007in solid #000000" fo:border-top="none" fo:border-bottom="0.0007in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291in" fo:border-left="none" fo:border-right="none" fo:border-top="none" fo:border-bottom="0.0138in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1665in" fo:margin-bottom="0.0417in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  <style:text-properties style:font-name="Tahoma" fo:font-size="14pt" style:font-size-asian="14pt" style:font-name-complex="Tahoma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CLIENTE</text:p>
      <text:p text:style-name="Standard"/>
      <text:p text:style-name="Standard"/>
      <text:p text:style-name="P4">PRUEBA UNITARIA: PARSER KTACKPARSER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Jorge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KTAckParser</text:p>
      <text:p text:style-name="Standard"/>
      <text:list text:style-name="L1" text:continue-numbering="true">
        <text:list-item>
          <text:p text:style-name="P9">Datos</text:p>
          <text:p text:style-name="P9"/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0">parse</text:p>
          </table:table-cell>
          <table:table-cell table:style-name="Table3.B2" office:value-type="string">
            <text:p text:style-name="P10">xml</text:p>
          </table:table-cell>
          <table:table-cell table:style-name="Table3.C2" office:value-type="string">
            <text:p text:style-name="P11">&lt;ack version="0"&gt;</text:p>
            <text:p text:style-name="Standard"><text:tab/>&lt;motd&gt;hola&lt;/motd&gt;</text:p>
            <text:p text:style-name="Standard">&lt;sign&gt;78a0388785f6d05a70edb8268c5c58c3&lt;/sign&gt;</text:p>
            <text:p text:style-name="Standard"><text:tab/>&lt;permissions&gt;</text:p>
            <text:p text:style-name="Standard"><text:tab/><text:tab/>&lt;perm module="project" read="1" write="1" /&gt;</text:p>
            <text:p text:style-name="Standard"><text:s text:c="24"/>&lt;perm module="admin" read="1" write="1" <text:s/>/&gt;</text:p>
            <text:p text:style-name="Standard"><text:tab/>&lt;/permissions&gt;</text:p>
            <text:p text:style-name="Standard">&lt;/ack&gt;</text:p>
          </table:table-cell>
        </table:table-row>
      </table:table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>se espera que la funcion <text:span text:style-name="T1">sign </text:span><text:span text:style-name="T2">retorne “78a0388785f6d05a70edb8268c5c58c3” y la funcion </text:span><text:span text:style-name="T1">motd</text:span><text:span text:style-name="T2"> retorne “hola”</text:span></text:p>
      <text:p text:style-name="Standard"/>
      <text:list text:style-name="L1" text:continue-numbering="true">
        <text:list-item>
          <text:p text:style-name="P9">Comentarios</text:p>
        </text:list-item>
      </text:list>
      <text:p text:style-name="P12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3">Jorge Cuadrado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</table:table>
      <text:p text:style-name="P11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Lucidasan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2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Jorge Cuadrado</meta:initial-creator>
    <meta:creation-date>2007-02-08T15:06:22</meta:creation-date>
    <dc:creator>Jorge Cuadrado</dc:creator>
    <dc:date>2007-02-08T15:55:13</dc:date>
    <dc:language>en-US</dc:language>
    <meta:editing-cycles>3</meta:editing-cycles>
    <meta:editing-duration>PT12M44S</meta:editing-duration>
    <meta:template xlink:type="simple" xlink:actuate="onRequest" xlink:role="template" xlink:href="../../../../../../../../.openoffice.org2/user/template/prueba_unitaria.ott" xlink:title="prueba_unitaria" meta:date="2007-02-08T15:06:21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4" meta:word-count="85" meta:character-count="651"/>
  </office:meta>
</office:document-meta>
</file>